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automatic-styles>
    <style:style style:name="P1" style:family="paragraph" style:parent-style-name="Standard">
      <style:paragraph-properties fo:margin-top="0.201cm" fo:margin-bottom="0.201cm" style:contextual-spacing="false" fo:line-height="150%" fo:text-align="justify" style:justify-single-word="false"/>
      <style:text-properties style:font-name="arial" fo:font-size="12pt" style:font-size-asian="12pt" style:font-size-complex="12pt"/>
    </style:style>
    <style:style style:name="P2"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d55ff" style:font-size-asian="12pt" style:font-size-complex="12pt"/>
    </style:style>
    <style:style style:name="P3" style:family="paragraph" style:parent-style-name="Standard">
      <style:paragraph-properties fo:margin-top="0.201cm" fo:margin-bottom="0.201cm" style:contextual-spacing="false" fo:line-height="150%" fo:text-align="justify" style:justify-single-word="false"/>
      <style:text-properties style:font-name="arial" fo:font-size="12pt" officeooo:paragraph-rsid="001bcb93" style:font-size-asian="12pt" style:font-size-complex="12pt"/>
    </style:style>
    <style:style style:name="P4" style:family="paragraph" style:parent-style-name="Standard">
      <style:paragraph-properties fo:margin-top="0.201cm" fo:margin-bottom="0.201cm" style:contextual-spacing="false" fo:line-height="150%" fo:text-align="justify" style:justify-single-word="false"/>
      <style:text-properties style:font-name="arial" fo:font-size="12pt" officeooo:rsid="001548c5" officeooo:paragraph-rsid="001548c5" style:font-size-asian="12pt" style:font-size-complex="12pt"/>
    </style:style>
    <style:style style:name="P5" style:family="paragraph" style:parent-style-name="Standard">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6" style:family="paragraph" style:parent-style-name="Standard">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7" style:family="paragraph" style:parent-style-name="Standard">
      <style:paragraph-properties fo:margin-top="0.201cm" fo:margin-bottom="0.201cm" style:contextual-spacing="false" fo:line-height="150%" fo:text-align="justify" style:justify-single-word="false"/>
      <style:text-properties style:font-name="arial" fo:font-size="12pt" fo:font-style="italic" style:font-size-asian="12pt" style:font-style-asian="italic" style:font-size-complex="12pt" style:font-style-complex="italic"/>
    </style:style>
    <style:style style:name="P8" style:family="paragraph" style:parent-style-name="Standard" style:list-style-name="L1">
      <style:paragraph-properties fo:margin-top="0.201cm" fo:margin-bottom="0.201cm" style:contextual-spacing="false" fo:line-height="150%" fo:text-align="justify" style:justify-single-word="false"/>
      <style:text-properties style:font-name="arial" fo:font-size="12pt" officeooo:rsid="0019ce31" officeooo:paragraph-rsid="0019ce31" style:font-size-asian="12pt" style:font-size-complex="12pt"/>
    </style:style>
    <style:style style:name="P9" style:family="paragraph" style:parent-style-name="Standard" style:list-style-name="L2">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0" style:family="paragraph" style:parent-style-name="Standard" style:list-style-name="L3">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1" style:family="paragraph" style:parent-style-name="Standard" style:list-style-name="L4">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2" style:family="paragraph" style:parent-style-name="Standard" style:list-style-name="L5">
      <style:paragraph-properties fo:margin-top="0.201cm" fo:margin-bottom="0.201cm" style:contextual-spacing="false" fo:line-height="150%" fo:text-align="justify" style:justify-single-word="false"/>
      <style:text-properties style:font-name="arial" fo:font-size="12pt" officeooo:rsid="0018681b" officeooo:paragraph-rsid="0018681b" style:font-size-asian="12pt" style:font-size-complex="12pt"/>
    </style:style>
    <style:style style:name="P13" style:family="paragraph" style:parent-style-name="Standard" style:list-style-name="L6">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14" style:family="paragraph" style:parent-style-name="Standard" style:list-style-name="L7">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15" style:family="paragraph" style:parent-style-name="Standard" style:list-style-name="L8">
      <style:paragraph-properties fo:margin-top="0.201cm" fo:margin-bottom="0.201cm" style:contextual-spacing="false" fo:line-height="150%" fo:text-align="justify" style:justify-single-word="false"/>
      <style:text-properties style:font-name="arial" fo:font-size="12pt" officeooo:rsid="001a48f3" officeooo:paragraph-rsid="001a48f3" style:font-size-asian="12pt" style:font-size-complex="12pt"/>
    </style:style>
    <style:style style:name="P16" style:family="paragraph" style:parent-style-name="Standard">
      <style:paragraph-properties fo:margin-top="0.201cm" fo:margin-bottom="0.201cm" style:contextual-spacing="false" fo:line-height="150%" fo:text-align="justify" style:justify-single-word="false"/>
      <style:text-properties style:font-name="arial" fo:font-size="12pt" officeooo:rsid="001e2eec" officeooo:paragraph-rsid="001e2eec" style:font-size-asian="12pt" style:font-size-complex="12pt"/>
    </style:style>
    <style:style style:name="P17" style:family="paragraph" style:parent-style-name="Standard">
      <style:paragraph-properties fo:margin-top="0.201cm" fo:margin-bottom="0.201cm" style:contextual-spacing="false" fo:line-height="150%" fo:text-align="justify" style:justify-single-word="false"/>
      <style:text-properties officeooo:paragraph-rsid="001e2eec"/>
    </style:style>
    <style:style style:name="T1" style:family="text">
      <style:text-properties fo:font-style="italic" style:font-style-asian="italic" style:font-style-complex="italic"/>
    </style:style>
    <style:style style:name="T2" style:family="text">
      <style:text-properties fo:font-style="italic" officeooo:rsid="001d55ff" style:font-style-asian="italic" style:font-style-complex="italic"/>
    </style:style>
    <style:style style:name="T3" style:family="text">
      <style:text-properties officeooo:rsid="0018681b"/>
    </style:style>
    <style:style style:name="T4" style:family="text">
      <style:text-properties officeooo:rsid="0019ce31"/>
    </style:style>
    <style:style style:name="T5" style:family="text">
      <style:text-properties officeooo:rsid="001c64fa"/>
    </style:style>
    <style:style style:name="T6" style:family="text">
      <style:text-properties officeooo:rsid="001d55ff"/>
    </style:style>
    <style:style style:name="T7" style:family="text">
      <style:text-properties style:font-name="arial" fo:font-size="12pt" officeooo:rsid="001e2eec" style:font-size-asian="12pt"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a xlink:type="simple" xlink:href="https://www.alice.cnptia.embrapa.br/alice/bitstream/doc/980497/1/MelhoramentoGeneticoCapitulo8.pdf" text:style-name="Internet_20_link" text:visited-style-name="Visited_20_Internet_20_Link"><text:span text:style-name="T1">https://www.alice.cnptia.embrapa.br/alice/bitstream/doc/980497/1/MelhoramentoGeneticoCapitulo8.pdf</text:span></text:a><text:span text:style-name="T1"> </text:span><text:span text:style-name="T2">(FERRAMENTAS DE GESTÃO PARA A PECUÁRIA DE CORTE)</text:span></text:p>
      <text:p text:style-name="P2"><text:a xlink:type="simple" xlink:href="https://repositorio.ufms.br/handle/123456789/5515" text:style-name="Internet_20_link" text:visited-style-name="Visited_20_Internet_20_Link">https://repositorio.ufms.br/handle/123456789/5515</text:a> <text:span text:style-name="T6">(PECUÁRIA DE PRECISÃO: a lógica dominante na pecuária 4.0 </text:span>e as barreiras para a adoção tecnológica<text:span text:style-name="T6">)</text:span></text:p>
      <text:p text:style-name="P1"><text:a xlink:type="simple" xlink:href="https://bdm.unb.br/handle/10483/19609?mode=full" text:style-name="Internet_20_link" text:visited-style-name="Visited_20_Internet_20_Link"><text:span text:style-name="T1">https://bdm.unb.br/handle/10483/19609?mode=full</text:span></text:a><text:span text:style-name="T1"> </text:span><text:span text:style-name="T2">(A IMPORTÂNCIA DA GESTÃO DA PROPRIEDADE RURAL PARA PEQUENOS E MÉDIOS PRODUTORES)</text:span></text:p>
      <text:p text:style-name="P1"><text:a xlink:type="simple" xlink:href="https://repositorio.insper.edu.br/bitstream/11224/1870/4/JÚLIA%20SKAF%20DOS%20SANTOS%20ROCHA_Trabalho.pdf" text:style-name="Internet_20_link" text:visited-style-name="Visited_20_Internet_20_Link"><text:span text:style-name="T2">https://repositorio.insper.edu.br/bitstream/11224/1870/4/J%c3%9aLIA%20SKAF%20DOS%20SANTOS%20ROCHA_Trabalho.pdf</text:span></text:a><text:span text:style-name="T2"> (O impacto da utilização da tecnologia de Big Data na agropecuária brasileira)</text:span></text:p>
      <text:p text:style-name="P1"/>
      <text:p text:style-name="P3"/>
      <text:p text:style-name="P7"/>
      <text:p text:style-name="P7">O discurso em torno da urgência de se elevar o nível de gerenciamento dos estabelecimentos rurais é presente em praticamente toda discussão acerca dos gargalos do agronegócio brasileiro, independentemente da atividade, da inserção geográfica ou do público alvo. Apesar dessa ênfase, há pouca informação sobre a natureza desse problema, bem como sobre os meios disponíveis para reverter tal quadro. Diante disso, e sem a pretensão de esgotar o assunto, o presente capítulo trata de enfatizar a importância do gerenciamento para os negócios rurais, buscando deixar claro o significado de um gerenciamento efetivo, contrapondo-o com a realidade do setor rural brasileiro. Apresentam-se ainda algumas ferramentas de gestão desenvolvidas e disponibilizadas pela Embrapa Gado de Corte. Por fim, discute-se a questão gerencial no contexto das tomadas de decisão que envolvem genética e reprodução animal, com foco na pecuária de corte. </text:p>
      <text:p text:style-name="P1"/>
      <text:p text:style-name="P1">Ideia principal:</text:p>
      <text:p text:style-name="P1"><text:s text:c="4"/>• criar um sistema que facilite a gestão para pequenos e médios produtores. Afim de facilitar os movimentos monetários. </text:p>
      <text:p text:style-name="P1"><text:soft-page-break/><text:s text:c="4"/>• O sistema tera funções que deixe bem claro os pontos fracos e fortes do que o proprietário esta fazendo.</text:p>
      <text:p text:style-name="P1"><text:s text:c="4"/>• Suas principais funções serão: calendário de vacinação, calendário de reprodução(indicando quando o animal ira nascer), calculadora de peso para @, calcular peso ganho em um lote, diferença de ganhos(ganhos e percas em lote), estimativa de valores (quando tera peso, e venda). </text:p>
      <text:p text:style-name="P1"/>
      <text:p text:style-name="P1"/>
      <text:p text:style-name="P1"/>
      <text:p text:style-name="P4">O objetivo do sistema é facilitar o gerenciamento das propriedades e facilitar o trabalho dos proprietários. O sistema será mobile afim de facilitar o uso em qualquer momento. Terá um design simples e intuitivo para garantir que todos consigam fazer uso sem muita dificuldade. </text:p>
      <text:p text:style-name="P4"/>
      <text:p text:style-name="P4">O aplicativo terá <text:span text:style-name="T3">5</text:span> principais funções:</text:p>
      <text:p text:style-name="P4"><text:tab/><text:span text:style-name="T3">A função de cadastro de lote serve para cadastrar os animais em um lote. O usuário terá que preencher algumas informações do rebanho, como quantidade de animais, data da entrada, peso médio, valor pago, peso final pretendido, data de saída pretendida, dentre outros campos que serão preenchidos durante o manejo.</text:span></text:p>
      <text:p text:style-name="P4"><text:tab/>Uma função de calendário, onde terá como o usuário preencher os eventos e receberá uma notificação a cada vez que o evento estiver para acontecer. Ele poderá escolher oque será o evento para receber a notificação no tempo certo, alguns dos eventos serão: vacinação do rebanho, reprodução( ele preenche quando o animal ficou prenha), pagamentos, troca de fases(cria, recria e engorda).</text:p>
      <text:p text:style-name="P4"><text:tab/>Outra função sera de conversão de peso. O usuário preenche com o peso obtido na balança em kg, escolhe se é macho, ou fêmea, e a raça, preenche o valor que esta a @ e o sistema responde com o peso em @ e o valor do animal.</text:p>
      <text:p text:style-name="P4"><text:soft-page-break/><text:tab/>A terceira função é calculadora de rações. Onde o usuário seleciona o tipo de ração ou proteinado que deseja fazer e a quantidade que ele pretende obter. Com isso o sistema ira calcular o quanto de cada mantimento ele precisa usar.</text:p>
      <text:p text:style-name="P4"><text:tab/>A ultima função é a de controle financeiro, onde o usuário consegue ver com maior precisão quais foram seus gastos e seus lucros, será mostrado em forma de gráfico e porcentagem, além dos valores para que fique mais claro e de fácil visualização. Poderá ser separado por lote ou mês.</text:p>
      <text:p text:style-name="P4"><text:tab/></text:p>
      <text:p text:style-name="P4"><text:tab/><text:span text:style-name="T4">Na primeira função o usuário terá que cadastrar um lote de animais. Com isso ele terá que preencher alguns campos, como:</text:span></text:p>
      <text:list text:style-name="L1">
        <text:list-item>
          <text:p text:style-name="P8">Quantidade de animais;</text:p>
        </text:list-item>
        <text:list-item>
          <text:p text:style-name="P8">Data de entrada dos animais;</text:p>
        </text:list-item>
        <text:list-item>
          <text:p text:style-name="P8">Valor pago;</text:p>
        </text:list-item>
        <text:list-item>
          <text:p text:style-name="P8">Peso pretendido para venda;</text:p>
        </text:list-item>
        <text:list-item>
          <text:p text:style-name="P8">Data pretendida para venda;</text:p>
        </text:list-item>
        <text:list-item>
          <text:p text:style-name="P8">Gastos extra;</text:p>
        </text:list-item>
        <text:list-item>
          <text:p text:style-name="P8">Valor que foi vendido(quando vender);</text:p>
        </text:list-item>
      </text:list>
      <text:p text:style-name="P5"><text:tab/>Na segunda função ele escolhe o tipo de evento que ele quer adicionar no calendário. Com isso ele terá que preencher outros campos.</text:p>
      <text:p text:style-name="P5"><text:tab/>Caso escolha vacinação do rebanho ele terá que preencher:</text:p>
      <text:list text:style-name="L2">
        <text:list-item>
          <text:list>
            <text:list-item>
              <text:list>
                <text:list-item>
                  <text:p text:style-name="P9">Lote vacinado;</text:p>
                </text:list-item>
                <text:list-item>
                  <text:p text:style-name="P9">Tipo de vacina;</text:p>
                </text:list-item>
                <text:list-item>
                  <text:p text:style-name="P9">Data (automático);</text:p>
                </text:list-item>
              </text:list>
            </text:list-item>
          </text:list>
        </text:list-item>
      </text:list>
      <text:p text:style-name="P5"><text:tab/>Caso escolha reprodução, terá que preencher:</text:p>
      <text:list text:style-name="L3">
        <text:list-item>
          <text:p text:style-name="P10">Identificação do animal;</text:p>
        </text:list-item>
        <text:list-item>
          <text:p text:style-name="P10"><text:soft-page-break/>Data(automático);</text:p>
        </text:list-item>
      </text:list>
      <text:p text:style-name="P5"><text:tab/>Caso escolha pagamentos, terá que preencher:</text:p>
      <text:list text:style-name="L4">
        <text:list-item>
          <text:p text:style-name="P11">Identificação do que será feito;</text:p>
        </text:list-item>
        <text:list-item>
          <text:p text:style-name="P11">Valor;</text:p>
        </text:list-item>
        <text:list-item>
          <text:p text:style-name="P11">Recebimento ou pagamento;</text:p>
        </text:list-item>
        <text:list-item>
          <text:p text:style-name="P11">Data vencimento;</text:p>
        </text:list-item>
      </text:list>
      <text:p text:style-name="P5"><text:tab/>Caso escolha troca de fases, terá que preencher:</text:p>
      <text:list text:style-name="L5">
        <text:list-item>
          <text:p text:style-name="P12">Lote;</text:p>
        </text:list-item>
        <text:list-item>
          <text:p text:style-name="P12">Nova fase;</text:p>
        </text:list-item>
        <text:list-item>
          <text:p text:style-name="P12">Data;</text:p>
        </text:list-item>
      </text:list>
      <text:p text:style-name="P6"><text:tab/>Na terceira função ele irá fazer a conversão de peso do animal. Com isso ele terá que preencher alguns campos, como:</text:p>
      <text:list text:style-name="L6">
        <text:list-item>
          <text:p text:style-name="P13">Peso em kg;</text:p>
        </text:list-item>
        <text:list-item>
          <text:p text:style-name="P13">Valor @;</text:p>
        </text:list-item>
      </text:list>
      <text:p text:style-name="P6"><text:tab/>Na quarta função ele irá calcular a quantidade de rações a serem feitas. Com isso ele terá que preencher alguns campos, como: </text:p>
      <text:list text:style-name="L7">
        <text:list-item>
          <text:p text:style-name="P14">Tipo de ração;</text:p>
        </text:list-item>
        <text:list-item>
          <text:p text:style-name="P14">Quantidade;</text:p>
        </text:list-item>
      </text:list>
      <text:p text:style-name="P6"><text:tab/>Logo que ele clicar em calcular ele poderá ver o detalhamento da ração criada. Onde mostrará a quantidade de cada ingrediente e a quantidade estimada por cabeça.</text:p>
      <text:p text:style-name="P6"><text:tab/>Na quinta função é onde estará disponível de forma mais organizada o controle financeiro. Nessa função o usuário terá de escolher o campo que quer detalhar melhor, que serão:</text:p>
      <text:list text:style-name="L8">
        <text:list-item>
          <text:p text:style-name="P15">Ganhos;</text:p>
        </text:list-item>
        <text:list-item>
          <text:p text:style-name="P15">Gastos;</text:p>
        </text:list-item>
        <text:list-item>
          <text:p text:style-name="P15"><text:soft-page-break/>Saldo;</text:p>
        </text:list-item>
      </text:list>
      <text:p text:style-name="P6"><text:tab/><text:span text:style-name="T5">Logo se clicar em cada um dos campos, poderá ver um relatório contendo informações de seus ganhos, gastos e saldo respectivamente.</text:span></text:p>
      <text:p text:style-name="P6"/>
      <text:p text:style-name="P17"><text:span text:style-name="T7">TITULO: </text:span>Aplicativo Mobile para Gerenciamento de Bovinos em Propriedades Rurais: Uma Ferramenta Eficaz para Melhorar a Produção</text:p>
      <text:p text:style-name="P16">INTRODUÇÃO:</text:p>
      <text:p text:style-name="P16"><text:tab/>A pecuária é um setor fundamental na economia brasileira, influencia na vida de milhões de pessoas além de contribuir com o aumento da economia. Porém, fazer a gestão de forma eficiente em propriedades<text:tab/>rurais é um grande desafio por ser muito complexo e ter uma grande variedade de tarefas. Torna-se então necessário a utilização de algumas ferramentas de gestão, especialmente em relação ao controle financeiro e ao gerenciamento de bovinos.</text:p>
      <text:p text:style-name="P16"><text:tab/>O desenvolvimento de um aplicativo mobile para auxiliar na gestão financeira e no gerenciamento de bovinos é uma proposta promissora para enfrentar esses desafios. Este aplicativo poderia fornecer recursos para ajudar os proprietários a definir, prever e consolidar números referentes à seus bovinos, às pastagens e à todo sistema produtor. Ele poderia automatizar as rotinas de gestão na pecuária e na agroindústria, com análises produtivas e financeiras de forma facilitada.</text:p>
      <text:p text:style-name="P16"><text:tab/>Este trabalho busca explorar a importância do gerenciamento rural para pequenos e médios produtores, com o objetivo de torná-los capazes de crescerem e melhorar suas atividades pecuárias.</text:p>
      <text:p text:style-name="P16"><text:tab/>A implementação de um aplicativo móvel para o controle financeiro e gerenciamento de bovinos em propriedades rurais poderá trazer benefícios significativos, incluindo melhor gestão financeira, aumento da eficiência operacional, e potencial para aumentar a rentabilidade aos proprietários. No entanto, o sucesso desse projeto dependerá de uma série de fatores, incluindo a capacidade de desenvolver um aplicativo que seja fácil de usar, confiável e que atenda às necessidades específicas dos usuários.</text:p>
      <text:p text:style-name="P16"><text:tab/>Portanto, a criação de um aplicativo mobile para o controle financeiro e o gerenciamento de bovinos é uma proposta que merece ser considerada, pois pode trazer <text:soft-page-break/>benefícios significativos para os produtores rurais, ajudando-os a tomar decisões mais assertivas e eficientes, melhorando seus índices, o que resulta naturalmente em uma maior produtividade que por consequência trará maiores lucros ao produtor.</text:p>
      <text:p text:style-name="P6"/>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14:51:20.157020569</meta:creation-date>
    <dc:date>2024-01-02T20:01:50.065164654</dc:date>
    <meta:editing-duration>PT20H57M12S</meta:editing-duration>
    <meta:editing-cycles>10</meta:editing-cycles>
    <meta:generator>LibreOffice/7.4.7.2$Linux_X86_64 LibreOffice_project/40$Build-2</meta:generator>
    <meta:document-statistic meta:table-count="0" meta:image-count="0" meta:object-count="0" meta:page-count="6" meta:paragraph-count="61" meta:word-count="1169" meta:character-count="7612" meta:non-whitespace-character-count="6489"/>
  </office:meta>
</office:document-meta>
</file>